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Normal">&lt;head&gt;</text:p>
      <text:p text:style-name="Normal"><text:s text:c="2"/>&lt;meta charset="UTF-8" /&gt;</text:p>
      <text:p text:style-name="Normal"><text:s text:c="2"/>&lt;title&gt;Processing login...&lt;/title&gt;</text:p>
      <text:p text:style-name="Normal">&lt;/head&gt;</text:p>
      <text:p text:style-name="Normal">&lt;body&gt;</text:p>
      <text:p text:style-name="Normal"><text:s text:c="2"/>&lt;h2&gt;Processing login... please wait.&lt;/h2&gt;</text:p>
      <text:p text:style-name="Normal"/>
      <text:p text:style-name="Normal"><text:s text:c="2"/>&lt;script&gt;</text:p>
      <text:p text:style-name="Normal"><text:s text:c="4"/>function getHashParams() {</text:p>
      <text:p text:style-name="Normal"><text:s text:c="6"/>const hash = window.location.hash.substring(1);</text:p>
      <text:p text:style-name="Normal"><text:s text:c="6"/>return hash.split('&amp;').reduce((result, item) =&gt; {</text:p>
      <text:p text:style-name="Normal"><text:s text:c="8"/>const parts = item.split('=');</text:p>
      <text:p text:style-name="Normal"><text:s text:c="8"/>result[parts[0]] = parts[1];</text:p>
      <text:p text:style-name="Normal"><text:s text:c="8"/>return result;</text:p>
      <text:p text:style-name="Normal"><text:s text:c="6"/>}, {});</text:p>
      <text:p text:style-name="Normal"><text:s text:c="4"/>}</text:p>
      <text:p text:style-name="Normal"/>
      <text:p text:style-name="Normal"><text:s text:c="4"/>const params = getHashParams();</text:p>
      <text:p text:style-name="Normal"/>
      <text:p text:style-name="Normal"><text:s text:c="4"/>if (params.id_token) {</text:p>
      <text:p text:style-name="Normal"><text:s text:c="6"/>localStorage.setItem('id_token', params.id_token);</text:p>
      <text:p text:style-name="Normal"><text:s text:c="6"/>// Redirect user to your BrandCrowd homepage or dashboard:</text:p>
      <text:p text:style-name="Normal"><text:s text:c="6"/>window.location.href = 'https://dbsamedaycouriers.co.uk';</text:p>
      <text:p text:style-name="Normal"><text:s text:c="4"/>} else {</text:p>
      <text:p text:style-name="Normal"><text:s text:c="6"/>document.body.innerHTML = '&lt;p&gt;Login failed or missing token. Please try again.&lt;/p&gt;';</text:p>
      <text:soft-page-break/>
      <text:p text:style-name="Normal"><text:s text:c="4"/>}</text:p>
      <text:p text:style-name="Normal"><text:s text:c="2"/>&lt;/script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ana Baicu</meta:initial-creator>
    <dc:creator>Diana Baicu</dc:creator>
    <meta:creation-date>2025-06-24T19:03:00Z</meta:creation-date>
    <dc:date>2025-06-24T19:03:00Z</dc:date>
    <meta:template xlink:href="Normal.dotm" xlink:type="simple"/>
    <meta:editing-cycles>1</meta:editing-cycles>
    <meta:editing-duration>PT0S</meta:editing-duration>
    <meta:document-statistic meta:page-count="2" meta:paragraph-count="1" meta:word-count="123" meta:character-count="824" meta:row-count="5" meta:non-whitespace-character-count="702"/>
  </office:meta>
</office:document-meta>
</file>